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style-name="Default" table:number-columns-repeated="4"/>
          <table:table-cell table:style-name="Default" office:value-type="string" calcext:value-type="string">
            <text:p>LARGE</text:p>
          </table:table-cell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Form Cluster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Norm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-1,1]</text:p>
          </table:table-cell>
          <table:table-cell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83.33" calcext:value-type="float">
            <text:p>83,33</text:p>
          </table:table-cell>
          <table:table-cell office:value-type="float" office:value="3.04" calcext:value-type="float">
            <text:p>3,04</text:p>
          </table:table-cell>
          <table:table-cell office:value-type="float" office:value="0.08" calcext:value-type="float">
            <text:p>0,08</text:p>
          </table:table-cell>
          <table:table-cell office:value-type="float" office:value="96.9" calcext:value-type="float">
            <text:p>96,9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(few outliers)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72.74" calcext:value-type="float">
            <text:p>72,74</text:p>
          </table:table-cell>
          <table:table-cell office:value-type="float" office:value="3.53" calcext:value-type="float">
            <text:p>3,53</text:p>
          </table:table-cell>
          <table:table-cell office:value-type="float" office:value="0.52" calcext:value-type="float">
            <text:p>0,52</text:p>
          </table:table-cell>
          <table:table-cell office:value-type="float" office:value="95.45" calcext:value-type="float">
            <text:p>95,45</text:p>
          </table:table-cell>
          <table:table-cell office:value-type="float" office:value="59.6" calcext:value-type="float">
            <text:p>59,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-1,1]</text:p>
          </table:table-cell>
          <table:table-cell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38.89" calcext:value-type="float">
            <text:p>38,89</text:p>
          </table:table-cell>
          <table:table-cell office:value-type="float" office:value="3.49" calcext:value-type="float">
            <text:p>3,49</text:p>
          </table:table-cell>
          <table:table-cell office:value-type="float" office:value="0.26" calcext:value-type="float">
            <text:p>0,26</text:p>
          </table:table-cell>
          <table:table-cell office:value-type="float" office:value="95.27" calcext:value-type="float">
            <text:p>95,27</text:p>
          </table:table-cell>
          <table:table-cell office:value-type="float" office:value="27.2" calcext:value-type="float">
            <text:p>27,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70.46" calcext:value-type="float">
            <text:p>70,46</text:p>
          </table:table-cell>
          <table:table-cell office:value-type="float" office:value="17.43" calcext:value-type="float">
            <text:p>17,43</text:p>
          </table:table-cell>
          <table:table-cell office:value-type="float" office:value="0.79" calcext:value-type="float">
            <text:p>0,79</text:p>
          </table:table-cell>
          <table:table-cell office:value-type="float" office:value="76.82" calcext:value-type="float">
            <text:p>76,82</text:p>
          </table:table-cell>
          <table:table-cell office:value-type="float" office:value="74.15" calcext:value-type="float">
            <text:p>74,15</text:p>
          </table:table-cell>
          <table:table-cell office:value-type="string" calcext:value-type="string">
            <text:p>(many outliers)</text:p>
          </table:table-cell>
          <table:table-cell table:number-columns-repeated="101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MA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 Cluster</text:p>
          </table:table-cell>
          <table:table-cell table:number-columns-repeated="1023"/>
        </table:table-row>
        <table:table-row table:style-name="ro1">
          <table:table-cell table:number-columns-repeated="2" office:value-type="string" calcext:value-type="string">
            <text:p>Norm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-1,1]</text:p>
          </table:table-cell>
          <table:table-cell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61.86" calcext:value-type="float">
            <text:p>61,86</text:p>
          </table:table-cell>
          <table:table-cell office:value-type="float" office:value="17.92" calcext:value-type="float">
            <text:p>17,92</text:p>
          </table:table-cell>
          <table:table-cell office:value-type="float" office:value="0.64" calcext:value-type="float">
            <text:p>0,64</text:p>
          </table:table-cell>
          <table:table-cell office:value-type="float" office:value="75.17" calcext:value-type="float">
            <text:p>75,17</text:p>
          </table:table-cell>
          <table:table-cell office:value-type="float" office:value="62.65" calcext:value-type="float">
            <text:p>62,65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81.6" calcext:value-type="float">
            <text:p>81,6</text:p>
          </table:table-cell>
          <table:table-cell office:value-type="float" office:value="12.29" calcext:value-type="float">
            <text:p>12,29</text:p>
          </table:table-cell>
          <table:table-cell office:value-type="float" office:value="0.57" calcext:value-type="float">
            <text:p>0,57</text:p>
          </table:table-cell>
          <table:table-cell office:value-type="float" office:value="86.72" calcext:value-type="float">
            <text:p>86,72</text:p>
          </table:table-cell>
          <table:table-cell office:value-type="float" office:value="66.97" calcext:value-type="float">
            <text:p>66,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[-1,1]</text:p>
          </table:table-cell>
          <table:table-cell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99.47" calcext:value-type="float">
            <text:p>99,47</text:p>
          </table:table-cell>
          <table:table-cell office:value-type="float" office:value="98.44" calcext:value-type="float">
            <text:p>98,44</text:p>
          </table:table-cell>
          <table:table-cell office:value-type="float" office:value="0.82" calcext:value-type="float">
            <text:p>0,82</text:p>
          </table:table-cell>
          <table:table-cell office:value-type="float" office:value="81.92" calcext:value-type="float">
            <text:p>81,92</text:p>
          </table:table-cell>
          <table:table-cell office:value-type="float" office:value="90.03" calcext:value-type="float">
            <text:p>90,03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86.49" calcext:value-type="float">
            <text:p>86,49</text:p>
          </table:table-cell>
          <table:table-cell office:value-type="float" office:value="9.33" calcext:value-type="float">
            <text:p>9,33</text:p>
          </table:table-cell>
          <table:table-cell office:value-type="float" office:value="0.64" calcext:value-type="float">
            <text:p>0,64</text:p>
          </table:table-cell>
          <table:table-cell office:value-type="float" office:value="90" calcext:value-type="float">
            <text:p>90</text:p>
          </table:table-cell>
          <table:table-cell office:value-type="float" office:value="72.96" calcext:value-type="float">
            <text:p>72,96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6:54:54.569000000</meta:creation-date>
    <meta:generator>LibreOffice/5.1.1.3$Windows_x86 LibreOffice_project/89f508ef3ecebd2cfb8e1def0f0ba9a803b88a6d</meta:generator>
    <dc:date>2017-07-10T18:18:15.822000000</dc:date>
    <meta:editing-duration>PT42M25S</meta:editing-duration>
    <meta:editing-cycles>3</meta:editing-cycles>
    <meta:document-statistic meta:table-count="1" meta:cell-count="96" meta:object-count="0"/>
  </office:meta>
</office:document-meta>
</file>